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5.235cm"/>
    </style:style>
    <style:style style:name="co3" style:family="table-column">
      <style:table-column-properties fo:break-before="auto" style:column-width="5.13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tor steps calculation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Default"/>
        <table:table-column table:style-name="co5" table:default-cell-style-name="ce1"/>
        <table:table-column table:style-name="co4" table:number-columns-repeated="2" table:default-cell-style-name="ce4"/>
        <table:table-row table:style-name="ro1">
          <table:table-cell office:value-type="string" calcext:value-type="string">
            <text:p>Joint</text:p>
          </table:table-cell>
          <table:table-cell table:style-name="ce1" office:value-type="string" calcext:value-type="string">
            <text:p>J1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Joint</text:p>
          </table:table-cell>
          <table:table-cell table:style-name="ce1" office:value-type="string" calcext:value-type="string">
            <text:p>J2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ema 17 Pulley</text:p>
          </table:table-cell>
          <table:table-cell table:number-columns-repeated="3"/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ema 23 Cyclo </text:p>
          </table:table-cell>
          <table:table-cell/>
        </table:table-row>
        <table:table-row table:style-name="ro2">
          <table:table-cell table:style-name="ce4" office:value-type="string" calcext:value-type="string">
            <text:p>Small Pulley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4" office:value-type="string" calcext:value-type="string">
            <text:p><text:span text:style-name="T1">P</text:span>i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P-L)/L</text:p>
          </table:table-cell>
        </table:table-row>
        <table:table-row table:style-name="ro2">
          <table:table-cell table:style-name="ce4" office:value-type="string" calcext:value-type="string">
            <text:p>Big Pulley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ce4" office:value-type="string" calcext:value-type="string">
            <text:p><text:span text:style-name="T1">L</text:span>ob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Ratio</text:p>
          </table:table-cell>
          <table:table-cell table:formula="of:=[.B3]/[.B4]" office:value-type="float" office:value="0.123076923076923" calcext:value-type="float">
            <text:p>0.123076923076923</text:p>
          </table:table-cell>
          <table:table-cell table:number-columns-repeated="3"/>
          <table:table-cell office:value-type="string" calcext:value-type="string">
            <text:p>Ratio</text:p>
          </table:table-cell>
          <table:table-cell table:formula="of:=([.G3]-[.G4])/[.G4]" office:value-type="float" office:value="0.0294117647058824" calcext:value-type="float">
            <text:p>0.0294117647058824</text:p>
          </table:table-cell>
          <table:table-cell/>
        </table:table-row>
        <table:table-row table:style-name="ro1">
          <table:table-cell office:value-type="string" calcext:value-type="string">
            <text:p>Motor Steps Degree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office:value-type="string" calcext:value-type="string">
            <text:p>Motor Steps Degree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Micro Step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icro Step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" office:value-type="string" calcext:value-type="string">
            <text:p>Steps Per Deg</text:p>
          </table:table-cell>
          <table:table-cell table:style-name="ce6" table:formula="of:=1/(([.B5]*(([.B6]/[.B7]))))" office:value-type="float" office:value="18.0555555555556" calcext:value-type="float">
            <text:p>18.0555555555556</text:p>
          </table:table-cell>
          <table:table-cell office:value-type="string" calcext:value-type="string">
            <text:p>1 / ((<text:span text:style-name="T1">Ratio</text:span> * (Motor Steps Degree / Micro Steps))</text:p>
          </table:table-cell>
          <table:table-cell table:number-columns-repeated="2"/>
          <table:table-cell table:style-name="ce5" office:value-type="string" calcext:value-type="string">
            <text:p>Steps Per Deg</text:p>
          </table:table-cell>
          <table:table-cell table:style-name="ce6" table:formula="of:=1/(([.G5]*(([.G6]/[.G7]))))" office:value-type="float" office:value="75.5555555555556" calcext:value-type="float">
            <text:p>75.5555555555556</text:p>
          </table:table-cell>
          <table:table-cell office:value-type="string" calcext:value-type="string">
            <text:p>1 / ((<text:span text:style-name="T1">Ratio</text:span> * (Motor Steps Degree / Micro Steps))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Joint</text:p>
          </table:table-cell>
          <table:table-cell table:style-name="ce1" office:value-type="string" calcext:value-type="string">
            <text:p>J3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Joint</text:p>
          </table:table-cell>
          <table:table-cell table:style-name="ce1" office:value-type="string" calcext:value-type="string">
            <text:p>J3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ema 17 Pulley</text:p>
          </table:table-cell>
          <table:table-cell table:number-columns-repeated="3"/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ema 17 Pulley</text:p>
          </table:table-cell>
          <table:table-cell/>
        </table:table-row>
        <table:table-row table:style-name="ro1">
          <table:table-cell table:style-name="ce4" office:value-type="string" calcext:value-type="string">
            <text:p>Small Pulley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4" office:value-type="string" calcext:value-type="string">
            <text:p>Small Pulley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4" office:value-type="string" calcext:value-type="string">
            <text:p>Big Pulley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4" office:value-type="string" calcext:value-type="string">
            <text:p>Big Pulley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atio</text:p>
          </table:table-cell>
          <table:table-cell table:formula="of:=[.B13]/[.B14]" office:value-type="float" office:value="0.177777777777778" calcext:value-type="float">
            <text:p>0.177777777777778</text:p>
          </table:table-cell>
          <table:table-cell table:number-columns-repeated="3"/>
          <table:table-cell office:value-type="string" calcext:value-type="string">
            <text:p>Ratio</text:p>
          </table:table-cell>
          <table:table-cell table:formula="of:=[.G13]/[.G14]" office:value-type="float" office:value="0.177777777777778" calcext:value-type="float">
            <text:p>0.177777777777778</text:p>
          </table:table-cell>
          <table:table-cell/>
        </table:table-row>
        <table:table-row table:style-name="ro1">
          <table:table-cell office:value-type="string" calcext:value-type="string">
            <text:p>Motor Steps Degree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office:value-type="string" calcext:value-type="string">
            <text:p>Motor Steps Degree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Micro Steps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Micro Step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5" office:value-type="string" calcext:value-type="string">
            <text:p>Steps Per Deg</text:p>
          </table:table-cell>
          <table:table-cell table:style-name="ce6" table:formula="of:=1/(([.B15]*(([.B16]/[.B17]))))" office:value-type="float" office:value="50" calcext:value-type="float">
            <text:p>50</text:p>
          </table:table-cell>
          <table:table-cell office:value-type="string" calcext:value-type="string">
            <text:p>1 / ((<text:span text:style-name="T1">Ratio</text:span> * (Motor Steps Degree / Micro Steps))</text:p>
          </table:table-cell>
          <table:table-cell table:number-columns-repeated="2"/>
          <table:table-cell table:style-name="ce5" office:value-type="string" calcext:value-type="string">
            <text:p>Steps Per Deg</text:p>
          </table:table-cell>
          <table:table-cell table:style-name="ce6" table:formula="of:=1/(([.G15]*(([.G16]/[.G17]))))" office:value-type="float" office:value="50" calcext:value-type="float">
            <text:p>50</text:p>
          </table:table-cell>
          <table:table-cell office:value-type="string" calcext:value-type="string">
            <text:p>1 / ((<text:span text:style-name="T1">Ratio</text:span> * (Motor Steps Degree / Micro Steps)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9T12:49:41.731924193</dc:date>
    <meta:editing-duration>PT3H40M50S</meta:editing-duration>
    <meta:editing-cycles>9</meta:editing-cycles>
    <meta:generator>LibreOffice/24.2.4.2$Linux_X86_64 LibreOffice_project/420$Build-2</meta:generator>
    <meta:print-date>2024-09-28T11:38:27.887793461</meta:print-date>
    <meta:document-statistic meta:table-count="1" meta:cell-count="73" meta:object-count="0"/>
  </office:meta>
</office:document-meta>
</file>